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ftpFileProvider.getConfig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ftpFileProvider.doCreateFileSystem( final FileName name , final FileSystemOptions fileSystem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ftpFileProvid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ftpFileProvider.Sftp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